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146.64pt"/>
    </style:style>
    <style:style style:name="co5" style:family="table-column">
      <style:table-column-properties fo:break-before="auto" style:column-width="118.0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37.4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number-columns-repeated="1012" table:default-cell-style-name="ce3"/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Resampling</text:p>
          </table:table-cell>
          <table:table-cell table:style-name="ce2" office:value-type="string" calcext:value-type="string">
            <text:p>SOR</text:p>
          </table:table-cell>
          <table:table-cell table:style-name="ce2" office:value-type="string" calcext:value-type="string">
            <text:p>Cluster tolerance</text:p>
          </table:table-cell>
          <table:table-cell table:style-name="ce2" office:value-type="string" calcext:value-type="string">
            <text:p>NN Radius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CE Inliers %</text:p>
          </table:table-cell>
          <table:table-cell table:style-name="ce5" office:value-type="string" calcext:value-type="string">
            <text:p>Inliers %</text:p>
          </table:table-cell>
          <table:table-cell table:style-name="ce6" office:value-type="string" calcext:value-type="string">
            <text:p>candidate inliers</text:p>
          </table:table-cell>
          <table:table-cell table:style-name="ce6" office:value-type="string" calcext:value-type="string">
            <text:p>candidate score</text:p>
          </table:table-cell>
          <table:table-cell table:style-name="ce6" office:value-type="string" calcext:value-type="string">
            <text:p>visually inliers</text:p>
          </table:table-cell>
          <table:table-cell table:style-name="ce6" office:value-type="string" calcext:value-type="string">
            <text:p>visually score</text:p>
          </table:table-cell>
          <table:table-cell table:style-name="ce2" office:value-type="string" calcext:value-type="string">
            <text:p>Notes</text:p>
          </table:table-cell>
          <table:table-cell table:number-columns-repeated="1011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4" office:value-type="float" office:value="0.0000156127" calcext:value-type="float">
            <text:p>1.56E-05</text:p>
          </table:table-cell>
          <table:table-cell office:value-type="float" office:value="63.6364" calcext:value-type="float">
            <text:p>63.636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flat one side)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float" office:value="0.00000457832" calcext:value-type="float">
            <text:p>4.58E-06</text:p>
          </table:table-cell>
          <table:table-cell office:value-type="float" office:value="88.2353" calcext:value-type="float">
            <text:p>88.2353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4" office:value-type="float" office:value="0.0000263591" calcext:value-type="float">
            <text:p>2.64E-05</text:p>
          </table:table-cell>
          <table:table-cell office:value-type="float" office:value="77.5862" calcext:value-type="float">
            <text:p>77.5862</text:p>
          </table:table-cell>
          <table:table-cell/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4" office:value-type="float" office:value="0.0000192487" calcext:value-type="float">
            <text:p>1.92E-05</text:p>
          </table:table-cell>
          <table:table-cell office:value-type="float" office:value="71.0059" calcext:value-type="float">
            <text:p>71.0059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0.000043552" calcext:value-type="float">
            <text:p>4.36E-05</text:p>
          </table:table-cell>
          <table:table-cell office:value-type="float" office:value="76.7241" calcext:value-type="float">
            <text:p>76.7241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1</text:p>
          </table:table-cell>
          <table:table-cell table:number-columns-repeated="4"/>
          <table:table-cell table:style-name="ce4" office:value-type="float" office:value="0.00000995399" calcext:value-type="float">
            <text:p>9.95E-06</text:p>
          </table:table-cell>
          <table:table-cell office:value-type="float" office:value="78.1513" calcext:value-type="float">
            <text:p>78.1513</text:p>
          </table:table-cell>
          <table:table-cell/>
          <table:table-cell table:number-columns-repeated="2" office:value-type="float" office:value="511" calcext:value-type="float">
            <text:p>5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2</text:p>
          </table:table-cell>
          <table:table-cell table:number-columns-repeated="4"/>
          <table:table-cell table:style-name="ce4" office:value-type="float" office:value="0.00000921707" calcext:value-type="float">
            <text:p>9.22E-06</text:p>
          </table:table-cell>
          <table:table-cell office:value-type="float" office:value="88.3929" calcext:value-type="float">
            <text:p>88.3929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3</text:p>
          </table:table-cell>
          <table:table-cell table:number-columns-repeated="4"/>
          <table:table-cell table:style-name="ce4" office:value-type="float" office:value="0.0000272109" calcext:value-type="float">
            <text:p>2.72E-05</text:p>
          </table:table-cell>
          <table:table-cell office:value-type="float" office:value="68.2927" calcext:value-type="float">
            <text:p>68.2927</text:p>
          </table:table-cell>
          <table:table-cell/>
          <table:table-cell table:number-columns-repeated="2" office:value-type="float" office:value="1131" calcext:value-type="float">
            <text:p>1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4</text:p>
          </table:table-cell>
          <table:table-cell table:number-columns-repeated="4"/>
          <table:table-cell table:style-name="ce4" office:value-type="float" office:value="0.00000597569" calcext:value-type="float">
            <text:p>5.98E-06</text:p>
          </table:table-cell>
          <table:table-cell office:value-type="float" office:value="77.3256" calcext:value-type="float">
            <text:p>77.3256</text:p>
          </table:table-cell>
          <table:table-cell/>
          <table:table-cell table:number-columns-repeated="2" office:value-type="float" office:value="796" calcext:value-type="float">
            <text:p>7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5</text:p>
          </table:table-cell>
          <table:table-cell table:number-columns-repeated="4"/>
          <table:table-cell table:number-columns-repeated="2" office:value-type="string" calcext:value-type="string">
            <text:p>fai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6</text:p>
          </table:table-cell>
          <table:table-cell table:number-columns-repeated="4"/>
          <table:table-cell table:style-name="ce4" office:value-type="float" office:value="0.000007246" calcext:value-type="float">
            <text:p>7.25E-06</text:p>
          </table:table-cell>
          <table:table-cell office:value-type="float" office:value="78.4483" calcext:value-type="float">
            <text:p>78.4483</text:p>
          </table:table-cell>
          <table:table-cell/>
          <table:table-cell table:number-columns-repeated="2"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7</text:p>
          </table:table-cell>
          <table:table-cell table:number-columns-repeated="4"/>
          <table:table-cell table:style-name="ce4" office:value-type="float" office:value="0.000000709536" calcext:value-type="float">
            <text:p>7.10E-07</text:p>
          </table:table-cell>
          <table:table-cell office:value-type="float" office:value="96.4286" calcext:value-type="float">
            <text:p>96.4286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w_8</text:p>
          </table:table-cell>
          <table:table-cell table:number-columns-repeated="4"/>
          <table:table-cell table:style-name="ce4" office:value-type="float" office:value="0.000012262" calcext:value-type="float">
            <text:p>1.23E-05</text:p>
          </table:table-cell>
          <table:table-cell office:value-type="float" office:value="67.1053" calcext:value-type="float">
            <text:p>67.105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flat one side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/>
          <table:table-cell table:style-name="ce4" office:value-type="float" office:value="0.0000409564" calcext:value-type="float">
            <text:p>4.10E-05</text:p>
          </table:table-cell>
          <table:table-cell office:value-type="float" office:value="65.2632" calcext:value-type="float">
            <text:p>65.263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071" calcext:value-type="float">
            <text:p>10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style-name="ce4" office:value-type="float" office:value="0.00000133499" calcext:value-type="float">
            <text:p>1.33E-06</text:p>
          </table:table-cell>
          <table:table-cell office:value-type="float" office:value="92.8177" calcext:value-type="float">
            <text:p>92.8177</text:p>
          </table:table-cell>
          <table:table-cell/>
          <table:table-cell table:number-columns-repeated="2" office:value-type="float" office:value="1123" calcext:value-type="float">
            <text:p>1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table:style-name="ce4" office:value-type="float" office:value="0.00000115929" calcext:value-type="float">
            <text:p>1.16E-06</text:p>
          </table:table-cell>
          <table:table-cell office:value-type="float" office:value="94.1176" calcext:value-type="float">
            <text:p>94.1176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style-name="ce4" office:value-type="float" office:value="0.000000434036" calcext:value-type="float">
            <text:p>4.34E-07</text:p>
          </table:table-cell>
          <table:table-cell office:value-type="float" office:value="95.082" calcext:value-type="float">
            <text:p>95.082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1</text:p>
          </table:table-cell>
          <table:table-cell table:number-columns-repeated="4"/>
          <table:table-cell table:style-name="ce4" office:value-type="float" office:value="0.00000114977" calcext:value-type="float">
            <text:p>1.15E-06</text:p>
          </table:table-cell>
          <table:table-cell office:value-type="float" office:value="93.5294" calcext:value-type="float">
            <text:p>93.5294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8.895" calcext:value-type="float">
            <text:p>98.895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3</text:p>
          </table:table-cell>
          <table:table-cell table:number-columns-repeated="4"/>
          <table:table-cell table:style-name="ce4" office:value-type="float" office:value="0.00000212897" calcext:value-type="float">
            <text:p>2.13E-06</text:p>
          </table:table-cell>
          <table:table-cell office:value-type="float" office:value="94.1176" calcext:value-type="float">
            <text:p>94.1176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4</text:p>
          </table:table-cell>
          <table:table-cell table:number-columns-repeated="4"/>
          <table:table-cell table:style-name="ce4" office:value-type="float" office:value="0.000000535028" calcext:value-type="float">
            <text:p>5.35E-07</text:p>
          </table:table-cell>
          <table:table-cell office:value-type="float" office:value="97.7901" calcext:value-type="float">
            <text:p>97.7901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5</text:p>
          </table:table-cell>
          <table:table-cell table:number-columns-repeated="4"/>
          <table:table-cell table:style-name="ce4" office:value-type="float" office:value="0.00000122743" calcext:value-type="float">
            <text:p>1.23E-06</text:p>
          </table:table-cell>
          <table:table-cell office:value-type="float" office:value="90.5882" calcext:value-type="float">
            <text:p>90.5882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6</text:p>
          </table:table-cell>
          <table:table-cell table:number-columns-repeated="4"/>
          <table:table-cell table:style-name="ce4" office:value-type="float" office:value="0.000000202087" calcext:value-type="float">
            <text:p>2.02E-07</text:p>
          </table:table-cell>
          <table:table-cell office:value-type="float" office:value="97.0588" calcext:value-type="float">
            <text:p>97.0588</text:p>
          </table:table-cell>
          <table:table-cell/>
          <table:table-cell table:number-columns-repeated="2" office:value-type="float" office:value="1265" calcext:value-type="float">
            <text:p>1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7</text:p>
          </table:table-cell>
          <table:table-cell table:number-columns-repeated="4"/>
          <table:table-cell table:style-name="ce4" office:value-type="float" office:value="0.0000138014" calcext:value-type="float">
            <text:p>1.38E-05</text:p>
          </table:table-cell>
          <table:table-cell table:style-name="ce4" office:value-type="float" office:value="82.1053" calcext:value-type="float">
            <text:p>8.21E+01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w_8</text:p>
          </table:table-cell>
          <table:table-cell table:number-columns-repeated="4"/>
          <table:table-cell table:style-name="ce4" office:value-type="float" office:value="0.0000124227" calcext:value-type="float">
            <text:p>1.24E-0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469" calcext:value-type="float">
            <text:p>46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string" calcext:value-type="string">
            <text:p>as good as it could get with the cloud</text:p>
          </table:table-cell>
          <table:table-cell table:number-columns-repeated="101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1:53:52.629788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1:53:54.244909871</meta:creation-date>
    <meta:editing-duration>PT1H23M14S</meta:editing-duration>
    <meta:editing-cycles>47</meta:editing-cycles>
    <meta:generator>LibreOffice/6.0.7.3$Linux_X86_64 LibreOffice_project/00m0$Build-3</meta:generator>
    <dc:date>2020-12-10T13:27:36.137890988</dc:date>
    <meta:document-statistic meta:table-count="1" meta:cell-count="201" meta:object-count="0"/>
  </office:meta>
</office:document-meta>
</file>